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5.9165in"/>
        </style:tab-stops>
      </style:paragraph-properties>
    </style:style>
    <style:style style:name="P2" style:family="paragraph" style:parent-style-name="List_20_Paragraph" style:list-style-name="WWNum2"/>
    <style:style style:name="P3" style:family="paragraph" style:parent-style-name="List_20_Paragraph" style:list-style-name="WWNum1"/>
    <style:style style:name="P4" style:family="paragraph" style:parent-style-name="Heading_20_1" style:master-page-name="Standard">
      <style:paragraph-properties style:page-number="auto"/>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aching of tiled grids using a Toroidal Mapping subset</text:h>
      <text:p text:style-name="Standard">Consider in 1D a very large entity (e.g., a curve, plot or hourly stocks, text corpus, etc.). Assume that the amount of data is too large to hold in main memory or video memory. What we want is a sub-set of this data (or “window”). This subset would be centered over a location, and hence be a continuous chunk of the data. <text:s/>The subset can thus be described purely by the center location (assuming a fixed subset size), or both a center location and a size. The question is then how to efficiently organize and maintain this subset. Consider a very large array of data, say 1 trillion items large. The subset we want goes from say 1,000,000 to 1,099,999, so has a 100,000 items in it.</text:p>
      <text:p text:style-name="Standard"/>
      <text:p text:style-name="Standard">OK, what if we knew the next subset we wanted was not located at an entirely random location? We know say that the user is <text:span text:style-name="T1">browsing</text:span> the data. His/her next request is for subset 1,000,001 to 1,100,000. Do we:</text:p>
      <text:list xml:id="list42138047" text:style-name="WWNum2">
        <text:list-item>
          <text:p text:style-name="P2">Allocate a new array and read in the data again.</text:p>
        </text:list-item>
        <text:list-item>
          <text:p text:style-name="P2">Allocate a new array and copy 1,000,001 to 1,099,999 and then read the last element.</text:p>
        </text:list-item>
        <text:list-item>
          <text:p text:style-name="P2">Shift the contents of the array down by one and read the last element.</text:p>
        </text:list-item>
        <text:list-item>
          <text:p text:style-name="P2">Something else.</text:p>
        </text:list-item>
      </text:list>
      <text:p text:style-name="Standard">The answer is d) Something else. If we encapsulate the access of this subset of data, then how we organize or store it is our own business, not the end users. We could hash the data by location if we wanted to. When asked for value of entry 1,045,907 we can then determine it.</text:p>
      <text:p text:style-name="P1">If you think about this carefully, we can calculate an array index into or subset array for all 1 trillion data entries. For a contiguous set of elements, this is simply the data index modulated with the subset size. Entry 1,045,907 would then be located at subset index 45,907.</text:p>
      <text:p text:style-name="Standard">A toroidal mapping gets its name, since you can take a 2D piece of paper and create a torus without any borders or ends. Subset origin Offset: index where index % subset-size = 0</text:p>
      <text:p text:style-name="Standard"><text:s/>In 1D this might be called a ring buffer, but those are typically used differently than the scenario here of a subset of an infinite set. To encode this toroidal mapping, we still only need to know the center (or origin as in the diagram). If you tell me the subset has origin N, and I know the subset size is M, then we have elements N through N+M-1 in the data structure. The index of item k in this subset is k mod M. The first element of the subset is at N mod M.</text:p>
      <text:p text:style-name="Standard">OK, that was rather long winded. You can hopefully see that we can extend this to any dimension. For 2D we have a 2D subset of a large plane, for 3D we have a volumetric subset, etc. In computer graphics we often have the need for this with large textures. For a flight simulator we want a 2D texture of size 1,024 by 1,024 from the overall world data spanning trillions of texels. We need to update the video memory <text:soft-page-break/>efficiently and be able to map the texture correctly. What I want for procedural worlds are <text:span text:style-name="T1">“tiles”</text:span>. These may be chunks of geometry for the terrain, a set of positions for trees, textures, clouds, … We will then look at Wang Tiles and generating tiles when requested procedurally. In other words, the universe is infinite and we will abstract out a Tile Factory which can produce tiles when requested. This will end up being asynchronous which will cause some difficult issues (when is the subset complete, can it be in an invalid state, …).</text:p>
      <text:p text:style-name="Standard">For the short term, create a C++ interface (pure abstract class) called IContiguousSubset and a concrete class called ContiguousSubset. We will use templates for these. What do we need?</text:p>
      <text:list xml:id="list42112931" text:style-name="WWNum1">
        <text:list-item>
          <text:p text:style-name="P3">Get / Set the origin and/or center of the subset.</text:p>
        </text:list-item>
        <text:list-item>
          <text:p text:style-name="P3">Get the current offset or rotation (where is the origin in the subset).</text:p>
        </text:list-item>
        <text:list-item>
          <text:p text:style-name="P3">Get the subset dimensions - width and height</text:p>
        </text:list-item>
        <text:list-item>
          <text:p text:style-name="P3">Get the Data associated with point (x,y) in world space.</text:p>
        </text:list-item>
        <text:list-item>
          <text:p text:style-name="P3">Get the Data associated with point(i,j) in tile space.</text:p>
        </text:list-item>
        <text:list-item>
          <text:p text:style-name="P3">(Concrete only) Set at creation time an ITileFactory.</text:p>
        </text:list-item>
        <text:list-item>
          <text:p text:style-name="P3">(Utility class) Provide some methods to perform mappings from one space to anoth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style style:name="ListLabel_20_1" style:display-name="ListLabel 1" style:family="text">
      <style:text-properties style:font-name-complex="Courier New1"/>
    </style:style>
    <style:style style:name="Default_20_Paragraph_20_Font" style:display-name="Default Paragraph Font" style:family="text"/>
    <style:style style:name="Heading_20_1_20_Char" style:display-name="Heading 1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 A Crawfis</meta:initial-creator>
    <dc:creator>Joshua Green</dc:creator>
    <meta:editing-cycles>4</meta:editing-cycles>
    <meta:creation-date>2010-11-01T14:00:00</meta:creation-date>
    <dc:date>2010-11-22T01:52:06.10</dc:date>
    <meta:editing-duration>PT00H13M44S</meta:editing-duration>
    <meta:generator>OpenOffice.org/3.2$Win32 OpenOffice.org_project/320m18$Build-9502</meta:generator>
    <meta:document-statistic meta:table-count="0" meta:image-count="0" meta:object-count="0" meta:page-count="2" meta:paragraph-count="20" meta:word-count="737" meta:character-count="3931"/>
    <meta:template xlink:type="simple" xlink:actuate="onRequest" xlink:title="Normal.dotm" xlink:href=""/>
  </office:meta>
</office:document-meta>
</file>